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9">
      <style:table-cell-properties fo:background-color="#ffff99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8"/>
        <table:table-column table:style-name="co4" table:default-cell-style-name="ce12"/>
        <table:table-column table:style-name="co2" table:number-columns-repeated="3" table:default-cell-style-name="Default"/>
        <table:table-column table:style-name="co3" table:default-cell-style-name="ce8"/>
        <table:table-column table:style-name="co4" table:default-cell-style-name="ce12"/>
        <table:table-column table:style-name="co2" table:number-columns-repeated="5" table:default-cell-style-name="Default"/>
        <table:table-column table:style-name="co2" table:default-cell-style-name="ce14"/>
        <table:table-column table:style-name="co4" table:default-cell-style-name="ce12"/>
        <table:table-column table:style-name="co2" table:number-columns-repeated="2" table:default-cell-style-name="Default"/>
        <table:table-column table:style-name="co2" table:default-cell-style-name="ce14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table:number-columns-repeated="4"/>
          <table:table-cell office:value-type="string">
            <text:p>Lab Final</text:p>
          </table:table-cell>
          <table:table-cell table:style-name="ce11"/>
          <table:table-cell table:style-name="ce13" office:value-type="string">
            <text:p>E1</text:p>
          </table:table-cell>
          <table:table-cell table:style-name="ce13" office:value-type="string">
            <text:p>E2</text:p>
          </table:table-cell>
          <table:table-cell table:style-name="ce13" office:value-type="string">
            <text:p>E3</text:p>
          </table:table-cell>
          <table:table-cell office:value-type="string">
            <text:p>Exam Final</text:p>
          </table:table-cell>
          <table:table-cell table:style-name="ce11"/>
          <table:table-cell table:style-name="ce13" office:value-type="string">
            <text:p>CP1</text:p>
          </table:table-cell>
          <table:table-cell table:style-name="ce13" office:value-type="string">
            <text:p>CP2</text:p>
          </table:table-cell>
          <table:table-cell table:style-name="ce13" office:value-type="string">
            <text:p>IM</text:p>
          </table:table-cell>
          <table:table-cell table:style-name="ce13" office:value-type="string">
            <text:p>Q1 – 7</text:p>
          </table:table-cell>
          <table:table-cell table:style-name="ce13" office:value-type="string">
            <text:p>Q1 – 1</text:p>
          </table:table-cell>
          <table:table-cell table:style-name="ce8" office:value-type="string">
            <text:p>CP Final</text:p>
          </table:table-cell>
          <table:table-cell table:style-name="ce11"/>
          <table:table-cell table:style-name="ce13" office:value-type="string">
            <text:p>FPD</text:p>
          </table:table-cell>
          <table:table-cell table:style-name="ce13" office:value-type="string">
            <text:p>FP</text:p>
          </table:table-cell>
          <table:table-cell table:style-name="ce15" office:value-type="string">
            <text:p>FP Final</text:p>
          </table:table-cell>
          <table:table-cell table:style-name="ce11"/>
          <table:table-cell table:style-name="ce16" office:value-type="string">
            <text:p>Final Grade</text:p>
          </table:table-cell>
          <table:table-cell office:value-type="string">
            <text:p>Final Grade</text:p>
          </table:table-cell>
          <table:table-cell table:style-name="ce19" office:value-type="string">
            <text:p>Final GPA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3" office:value-type="string">
            <text:p>Numerical Grade</text:p>
          </table:table-cell>
          <table:table-cell table:style-name="ce11"/>
          <table:table-cell table:style-name="ce20" office:value-type="string">
            <text:p>Letter Grade</text:p>
          </table:table-cell>
          <table:table-cell table:style-name="ce25" office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2">
          <table:table-cell table:style-name="ce2" office:value-type="string">
            <text:p>James Ballinger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] + [.O2] + [.V2] + [.Z2]" office:value-type="float" office:value="0">
            <text:p>0.00000</text:p>
          </table:table-cell>
          <table:table-cell table:style-name="ce17" table:formula="of:=IF([.AB2]&gt;=0.9875;&quot;A+&quot;;  IF([.AB2]&gt;=0.94; &quot;A&quot;; IF([.AB2]&gt;=0.9; &quot;A-&quot;; IF([.AB2]&gt;=0.87; &quot;B+&quot;; IF([.AB2]&gt;=0.84;&quot;B&quot;; IF([.AB2]&gt;=0.8; &quot;B-&quot;; IF([.AB2]&gt;=0.77; &quot;C+&quot;; IF([.AB2]&gt;=0.74;&quot;C&quot;; IF([.AB2]&gt;=0.7; &quot;C-&quot;; IF([.AB2]&gt;=0.67; &quot;D+&quot;; IF([.AB2]&gt;=0.64;&quot;D&quot;; IF([.AB2]&gt;=0.6; &quot;D-&quot;; &quot;F&quot;))))))))))))" office:value-type="string" office:string-value="F">
            <text:p>F</text:p>
          </table:table-cell>
          <table:table-cell table:style-name="ce19" table:formula="of:=VLOOKUP([.AC2]; [.$AI$2:.$AJ$14]; 2; 0)" office:value-type="float" office:value="0">
            <text:p>0</text:p>
          </table:table-cell>
          <table:table-cell/>
          <table:table-cell office:value-type="string">
            <text:p>A+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A+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Katherine Beisler</text:p>
          </table:table-cell>
          <table:table-cell table:number-columns-repeated="4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3] + [.O3] + [.V3] + [.Z3]" office:value-type="float" office:value="0">
            <text:p>0.00000</text:p>
          </table:table-cell>
          <table:table-cell table:style-name="ce17" table:formula="of:=IF([.AB3]&gt;=0.9875;&quot;A+&quot;;  IF([.AB3]&gt;=0.94; &quot;A&quot;; IF([.AB3]&gt;=0.9; &quot;A-&quot;; IF([.AB3]&gt;=0.87; &quot;B+&quot;; IF([.AB3]&gt;=0.84;&quot;B&quot;; IF([.AB3]&gt;=0.8; &quot;B-&quot;; IF([.AB3]&gt;=0.77; &quot;C+&quot;; IF([.AB3]&gt;=0.74;&quot;C&quot;; IF([.AB3]&gt;=0.7; &quot;C-&quot;; IF([.AB3]&gt;=0.67; &quot;D+&quot;; IF([.AB3]&gt;=0.64;&quot;D&quot;; IF([.AB3]&gt;=0.6; &quot;D-&quot;; &quot;F&quot;))))))))))))" office:value-type="string" office:string-value="F">
            <text:p>F</text:p>
          </table:table-cell>
          <table:table-cell table:style-name="ce19" table:formula="of:=VLOOKUP([.AC3]; [.$AI$2:.$AJ$14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nnor Bratte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4] + [.O4] + [.V4] + [.Z4]" office:value-type="float" office:value="0">
            <text:p>0.00000</text:p>
          </table:table-cell>
          <table:table-cell table:style-name="ce17" table:formula="of:=IF([.AB4]&gt;=0.9875;&quot;A+&quot;;  IF([.AB4]&gt;=0.94; &quot;A&quot;; IF([.AB4]&gt;=0.9; &quot;A-&quot;; IF([.AB4]&gt;=0.87; &quot;B+&quot;; IF([.AB4]&gt;=0.84;&quot;B&quot;; IF([.AB4]&gt;=0.8; &quot;B-&quot;; IF([.AB4]&gt;=0.77; &quot;C+&quot;; IF([.AB4]&gt;=0.74;&quot;C&quot;; IF([.AB4]&gt;=0.7; &quot;C-&quot;; IF([.AB4]&gt;=0.67; &quot;D+&quot;; IF([.AB4]&gt;=0.64;&quot;D&quot;; IF([.AB4]&gt;=0.6; &quot;D-&quot;; &quot;F&quot;))))))))))))" office:value-type="string" office:string-value="F">
            <text:p>F</text:p>
          </table:table-cell>
          <table:table-cell table:style-name="ce19" table:formula="of:=VLOOKUP([.AC4]; [.$AI$2:.$AJ$14]; 2; 0)" office:value-type="float" office:value="0">
            <text:p>0</text:p>
          </table:table-cell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Matthew Clive</text:p>
          </table:table-cell>
          <table:table-cell table:number-columns-repeated="2"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9">
            <text:p>4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5] + [.O5] + [.V5] + [.Z5]" office:value-type="float" office:value="0">
            <text:p>0.00000</text:p>
          </table:table-cell>
          <table:table-cell table:style-name="ce17" table:formula="of:=IF([.AB5]&gt;=0.9875;&quot;A+&quot;;  IF([.AB5]&gt;=0.94; &quot;A&quot;; IF([.AB5]&gt;=0.9; &quot;A-&quot;; IF([.AB5]&gt;=0.87; &quot;B+&quot;; IF([.AB5]&gt;=0.84;&quot;B&quot;; IF([.AB5]&gt;=0.8; &quot;B-&quot;; IF([.AB5]&gt;=0.77; &quot;C+&quot;; IF([.AB5]&gt;=0.74;&quot;C&quot;; IF([.AB5]&gt;=0.7; &quot;C-&quot;; IF([.AB5]&gt;=0.67; &quot;D+&quot;; IF([.AB5]&gt;=0.64;&quot;D&quot;; IF([.AB5]&gt;=0.6; &quot;D-&quot;; &quot;F&quot;))))))))))))" office:value-type="string" office:string-value="F">
            <text:p>F</text:p>
          </table:table-cell>
          <table:table-cell table:style-name="ce19" table:formula="of:=VLOOKUP([.AC5]; [.$AI$2:.$AJ$14]; 2; 0)" office:value-type="float" office:value="0">
            <text:p>0</text:p>
          </table:table-cell>
          <table:table-cell/>
          <table:table-cell office:value-type="string">
            <text:p>B+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B+</text:p>
          </table:table-cell>
          <table:table-cell office:value-type="float" office:value="3.3">
            <text:p>3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rco Coron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table:number-columns-repeated="5"/>
          <table:table-cell table:style-name="ce9"/>
          <table:table-cell/>
          <table:table-cell table:style-name="ce5" office:value-type="float" office:value="45">
            <text:p>4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6] + [.O6] + [.V6] + [.Z6]" office:value-type="float" office:value="0">
            <text:p>0.00000</text:p>
          </table:table-cell>
          <table:table-cell table:style-name="ce17" table:formula="of:=IF([.AB6]&gt;=0.9875;&quot;A+&quot;;  IF([.AB6]&gt;=0.94; &quot;A&quot;; IF([.AB6]&gt;=0.9; &quot;A-&quot;; IF([.AB6]&gt;=0.87; &quot;B+&quot;; IF([.AB6]&gt;=0.84;&quot;B&quot;; IF([.AB6]&gt;=0.8; &quot;B-&quot;; IF([.AB6]&gt;=0.77; &quot;C+&quot;; IF([.AB6]&gt;=0.74;&quot;C&quot;; IF([.AB6]&gt;=0.7; &quot;C-&quot;; IF([.AB6]&gt;=0.67; &quot;D+&quot;; IF([.AB6]&gt;=0.64;&quot;D&quot;; IF([.AB6]&gt;=0.6; &quot;D-&quot;; &quot;F&quot;))))))))))))" office:value-type="string" office:string-value="F">
            <text:p>F</text:p>
          </table:table-cell>
          <table:table-cell table:style-name="ce19" table:formula="of:=VLOOKUP([.AC6]; [.$AI$2:.$AJ$14]; 2; 0)" office:value-type="float" office:value="0">
            <text:p>0</text:p>
          </table:table-cell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ian Graham</text:p>
          </table:table-cell>
          <table:table-cell office:value-type="string">
            <text:p>A</text:p>
          </table:table-cell>
          <table:table-cell table:number-columns-repeated="2" table:style-name="ce7" office:value-type="string">
            <text:p>F</text:p>
          </table:table-cell>
          <table:table-cell table:number-columns-repeated="5"/>
          <table:table-cell table:style-name="ce9"/>
          <table:table-cell/>
          <table:table-cell table:style-name="ce5" office:value-type="float" office:value="35">
            <text:p>35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7] + [.O7] + [.V7] + [.Z7]" office:value-type="float" office:value="0">
            <text:p>0.00000</text:p>
          </table:table-cell>
          <table:table-cell table:style-name="ce17" table:formula="of:=IF([.AB7]&gt;=0.9875;&quot;A+&quot;;  IF([.AB7]&gt;=0.94; &quot;A&quot;; IF([.AB7]&gt;=0.9; &quot;A-&quot;; IF([.AB7]&gt;=0.87; &quot;B+&quot;; IF([.AB7]&gt;=0.84;&quot;B&quot;; IF([.AB7]&gt;=0.8; &quot;B-&quot;; IF([.AB7]&gt;=0.77; &quot;C+&quot;; IF([.AB7]&gt;=0.74;&quot;C&quot;; IF([.AB7]&gt;=0.7; &quot;C-&quot;; IF([.AB7]&gt;=0.67; &quot;D+&quot;; IF([.AB7]&gt;=0.64;&quot;D&quot;; IF([.AB7]&gt;=0.6; &quot;D-&quot;; &quot;F&quot;))))))))))))" office:value-type="string" office:string-value="F">
            <text:p>F</text:p>
          </table:table-cell>
          <table:table-cell table:style-name="ce19" table:formula="of:=VLOOKUP([.AC7]; [.$AI$2:.$AJ$14]; 2; 0)" office:value-type="float" office:value="0">
            <text:p>0</text:p>
          </table:table-cell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atthew Hajduk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4">
            <text:p>44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Soukaina Hamimoune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table:number-columns-repeated="5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9] + [.O9] + [.V9] + [.Z9]" office:value-type="float" office:value="0">
            <text:p>0.00000</text:p>
          </table:table-cell>
          <table:table-cell table:style-name="ce17" table:formula="of:=IF([.AB9]&gt;=0.9875;&quot;A+&quot;;  IF([.AB9]&gt;=0.94; &quot;A&quot;; IF([.AB9]&gt;=0.9; &quot;A-&quot;; IF([.AB9]&gt;=0.87; &quot;B+&quot;; IF([.AB9]&gt;=0.84;&quot;B&quot;; IF([.AB9]&gt;=0.8; &quot;B-&quot;; IF([.AB9]&gt;=0.77; &quot;C+&quot;; IF([.AB9]&gt;=0.74;&quot;C&quot;; IF([.AB9]&gt;=0.7; &quot;C-&quot;; IF([.AB9]&gt;=0.67; &quot;D+&quot;; IF([.AB9]&gt;=0.64;&quot;D&quot;; IF([.AB9]&gt;=0.6; &quot;D-&quot;; &quot;F&quot;))))))))))))" office:value-type="string" office:string-value="F">
            <text:p>F</text:p>
          </table:table-cell>
          <table:table-cell table:style-name="ce19" table:formula="of:=VLOOKUP([.AC9]; [.$AI$2:.$AJ$14]; 2; 0)" office:value-type="float" office:value="0">
            <text:p>0</text:p>
          </table:table-cell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Gabriel Kelly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4"/>
          <table:table-cell table:style-name="ce9"/>
          <table:table-cell/>
          <table:table-cell table:style-name="ce5" office:value-type="float" office:value="39">
            <text:p>39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0] + [.O10] + [.V10] + [.Z10]" office:value-type="float" office:value="0">
            <text:p>0.00000</text:p>
          </table:table-cell>
          <table:table-cell table:style-name="ce17" table:formula="of:=IF([.AB10]&gt;=0.9875;&quot;A+&quot;;  IF([.AB10]&gt;=0.94; &quot;A&quot;; IF([.AB10]&gt;=0.9; &quot;A-&quot;; IF([.AB10]&gt;=0.87; &quot;B+&quot;; IF([.AB10]&gt;=0.84;&quot;B&quot;; IF([.AB10]&gt;=0.8; &quot;B-&quot;; IF([.AB10]&gt;=0.77; &quot;C+&quot;; IF([.AB10]&gt;=0.74;&quot;C&quot;; IF([.AB10]&gt;=0.7; &quot;C-&quot;; IF([.AB10]&gt;=0.67; &quot;D+&quot;; IF([.AB10]&gt;=0.64;&quot;D&quot;; IF([.AB10]&gt;=0.6; &quot;D-&quot;; &quot;F&quot;))))))))))))" office:value-type="string" office:string-value="F">
            <text:p>F</text:p>
          </table:table-cell>
          <table:table-cell table:style-name="ce19" table:formula="of:=VLOOKUP([.AC10]; [.$AI$2:.$AJ$14]; 2; 0)" office:value-type="float" office:value="0">
            <text:p>0</text:p>
          </table:table-cell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Cody Kinneer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1] + [.O11] + [.V11] + [.Z11]" office:value-type="float" office:value="0">
            <text:p>0.00000</text:p>
          </table:table-cell>
          <table:table-cell table:style-name="ce17" table:formula="of:=IF([.AB11]&gt;=0.9875;&quot;A+&quot;;  IF([.AB11]&gt;=0.94; &quot;A&quot;; IF([.AB11]&gt;=0.9; &quot;A-&quot;; IF([.AB11]&gt;=0.87; &quot;B+&quot;; IF([.AB11]&gt;=0.84;&quot;B&quot;; IF([.AB11]&gt;=0.8; &quot;B-&quot;; IF([.AB11]&gt;=0.77; &quot;C+&quot;; IF([.AB11]&gt;=0.74;&quot;C&quot;; IF([.AB11]&gt;=0.7; &quot;C-&quot;; IF([.AB11]&gt;=0.67; &quot;D+&quot;; IF([.AB11]&gt;=0.64;&quot;D&quot;; IF([.AB11]&gt;=0.6; &quot;D-&quot;; &quot;F&quot;))))))))))))" office:value-type="string" office:string-value="F">
            <text:p>F</text:p>
          </table:table-cell>
          <table:table-cell table:style-name="ce19" table:formula="of:=VLOOKUP([.AC11]; [.$AI$2:.$AJ$14]; 2; 0)" office:value-type="float" office:value="0">
            <text:p>0</text:p>
          </table:table-cell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Andreas Langrebe</text:p>
          </table:table-cell>
          <table:table-cell office:value-type="string">
            <text:p>A</text:p>
          </table:table-cell>
          <table:table-cell office:value-type="string">
            <text:p>B+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4"/>
          <table:table-cell table:style-name="ce9"/>
          <table:table-cell/>
          <table:table-cell table:style-name="ce5" office:value-type="float" office:value="33">
            <text:p>3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2] + [.O12] + [.V12] + [.Z12]" office:value-type="float" office:value="0">
            <text:p>0.00000</text:p>
          </table:table-cell>
          <table:table-cell table:style-name="ce17" table:formula="of:=IF([.AB12]&gt;=0.9875;&quot;A+&quot;;  IF([.AB12]&gt;=0.94; &quot;A&quot;; IF([.AB12]&gt;=0.9; &quot;A-&quot;; IF([.AB12]&gt;=0.87; &quot;B+&quot;; IF([.AB12]&gt;=0.84;&quot;B&quot;; IF([.AB12]&gt;=0.8; &quot;B-&quot;; IF([.AB12]&gt;=0.77; &quot;C+&quot;; IF([.AB12]&gt;=0.74;&quot;C&quot;; IF([.AB12]&gt;=0.7; &quot;C-&quot;; IF([.AB12]&gt;=0.67; &quot;D+&quot;; IF([.AB12]&gt;=0.64;&quot;D&quot;; IF([.AB12]&gt;=0.6; &quot;D-&quot;; &quot;F&quot;))))))))))))" office:value-type="string" office:string-value="F">
            <text:p>F</text:p>
          </table:table-cell>
          <table:table-cell table:style-name="ce19" table:formula="of:=VLOOKUP([.AC12]; [.$AI$2:.$AJ$14]; 2; 0)" office:value-type="float" office:value="0">
            <text:p>0</text:p>
          </table:table-cell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Michael Ligouri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3">
            <text:p>43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3] + [.O13] + [.V13] + [.Z13]" office:value-type="float" office:value="0">
            <text:p>0.00000</text:p>
          </table:table-cell>
          <table:table-cell table:style-name="ce17" table:formula="of:=IF([.AB13]&gt;=0.9875;&quot;A+&quot;;  IF([.AB13]&gt;=0.94; &quot;A&quot;; IF([.AB13]&gt;=0.9; &quot;A-&quot;; IF([.AB13]&gt;=0.87; &quot;B+&quot;; IF([.AB13]&gt;=0.84;&quot;B&quot;; IF([.AB13]&gt;=0.8; &quot;B-&quot;; IF([.AB13]&gt;=0.77; &quot;C+&quot;; IF([.AB13]&gt;=0.74;&quot;C&quot;; IF([.AB13]&gt;=0.7; &quot;C-&quot;; IF([.AB13]&gt;=0.67; &quot;D+&quot;; IF([.AB13]&gt;=0.64;&quot;D&quot;; IF([.AB13]&gt;=0.6; &quot;D-&quot;; &quot;F&quot;))))))))))))" office:value-type="string" office:string-value="F">
            <text:p>F</text:p>
          </table:table-cell>
          <table:table-cell table:style-name="ce19" table:formula="of:=VLOOKUP([.AC13]; [.$AI$2:.$AJ$14]; 2; 0)" office:value-type="float" office:value="0">
            <text:p>0</text:p>
          </table:table-cell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Ian MacMillan</text:p>
          </table:table-cell>
          <table:table-cell office:value-type="string">
            <text:p>A-</text:p>
          </table:table-cell>
          <table:table-cell table:number-columns-repeated="2" table:style-name="ce7" office:value-type="string">
            <text:p>F</text:p>
          </table:table-cell>
          <table:table-cell table:number-columns-repeated="5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number-columns-repeated="2"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4] + [.O14] + [.V14] + [.Z14]" office:value-type="float" office:value="0">
            <text:p>0.00000</text:p>
          </table:table-cell>
          <table:table-cell table:style-name="ce17" table:formula="of:=IF([.AB14]&gt;=0.9875;&quot;A+&quot;;  IF([.AB14]&gt;=0.94; &quot;A&quot;; IF([.AB14]&gt;=0.9; &quot;A-&quot;; IF([.AB14]&gt;=0.87; &quot;B+&quot;; IF([.AB14]&gt;=0.84;&quot;B&quot;; IF([.AB14]&gt;=0.8; &quot;B-&quot;; IF([.AB14]&gt;=0.77; &quot;C+&quot;; IF([.AB14]&gt;=0.74;&quot;C&quot;; IF([.AB14]&gt;=0.7; &quot;C-&quot;; IF([.AB14]&gt;=0.67; &quot;D+&quot;; IF([.AB14]&gt;=0.64;&quot;D&quot;; IF([.AB14]&gt;=0.6; &quot;D-&quot;; &quot;F&quot;))))))))))))" office:value-type="string" office:string-value="F">
            <text:p>F</text:p>
          </table:table-cell>
          <table:table-cell table:style-name="ce19" table:formula="of:=VLOOKUP([.AC14]; [.$AI$2:.$AJ$14]; 2; 0)"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2">
          <table:table-cell table:style-name="ce2" office:value-type="string">
            <text:p>Dibyajyoti Mukherjee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5] + [.O15] + [.V15] + [.Z15]" office:value-type="float" office:value="0">
            <text:p>0.00000</text:p>
          </table:table-cell>
          <table:table-cell table:style-name="ce17" table:formula="of:=IF([.AB15]&gt;=0.9875;&quot;A+&quot;;  IF([.AB15]&gt;=0.94; &quot;A&quot;; IF([.AB15]&gt;=0.9; &quot;A-&quot;; IF([.AB15]&gt;=0.87; &quot;B+&quot;; IF([.AB15]&gt;=0.84;&quot;B&quot;; IF([.AB15]&gt;=0.8; &quot;B-&quot;; IF([.AB15]&gt;=0.77; &quot;C+&quot;; IF([.AB15]&gt;=0.74;&quot;C&quot;; IF([.AB15]&gt;=0.7; &quot;C-&quot;; IF([.AB15]&gt;=0.67; &quot;D+&quot;; IF([.AB15]&gt;=0.64;&quot;D&quot;; IF([.AB15]&gt;=0.6; &quot;D-&quot;; &quot;F&quot;))))))))))))" office:value-type="string" office:string-value="F">
            <text:p>F</text:p>
          </table:table-cell>
          <table:table-cell table:style-name="ce19" table:formula="of:=VLOOKUP([.AC15]; [.$AI$2:.$AJ$14]; 2; 0)" office:value-type="float" office:value="0">
            <text:p>0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Alden Page</text:p>
          </table:table-cell>
          <table:table-cell office:value-type="string">
            <text:p>B</text:p>
          </table:table-cell>
          <table:table-cell table:number-columns-repeated="2" office:value-type="string">
            <text:p>B-</text:p>
          </table:table-cell>
          <table:table-cell table:number-columns-repeated="5"/>
          <table:table-cell table:style-name="ce9"/>
          <table:table-cell/>
          <table:table-cell table:style-name="ce5" office:value-type="float" office:value="48">
            <text:p>48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6] + [.O16] + [.V16] + [.Z16]" office:value-type="float" office:value="0">
            <text:p>0.00000</text:p>
          </table:table-cell>
          <table:table-cell table:style-name="ce17" table:formula="of:=IF([.AB16]&gt;=0.9875;&quot;A+&quot;;  IF([.AB16]&gt;=0.94; &quot;A&quot;; IF([.AB16]&gt;=0.9; &quot;A-&quot;; IF([.AB16]&gt;=0.87; &quot;B+&quot;; IF([.AB16]&gt;=0.84;&quot;B&quot;; IF([.AB16]&gt;=0.8; &quot;B-&quot;; IF([.AB16]&gt;=0.77; &quot;C+&quot;; IF([.AB16]&gt;=0.74;&quot;C&quot;; IF([.AB16]&gt;=0.7; &quot;C-&quot;; IF([.AB16]&gt;=0.67; &quot;D+&quot;; IF([.AB16]&gt;=0.64;&quot;D&quot;; IF([.AB16]&gt;=0.6; &quot;D-&quot;; &quot;F&quot;))))))))))))" office:value-type="string" office:string-value="F">
            <text:p>F</text:p>
          </table:table-cell>
          <table:table-cell table:style-name="ce19" table:formula="of:=VLOOKUP([.AC16]; [.$AI$2:.$AJ$14]; 2; 0)" office:value-type="float" office:value="0">
            <text:p>0</text:p>
          </table:table-cell>
          <table:table-cell table:number-columns-repeated="988"/>
        </table:table-row>
        <table:table-row table:style-name="ro2">
          <table:table-cell table:style-name="ce2" office:value-type="string">
            <text:p>Keegan Shudy</text:p>
          </table:table-cell>
          <table:table-cell office:value-type="string">
            <text:p>A</text:p>
          </table:table-cell>
          <table:table-cell table:number-columns-repeated="2" office:value-type="string">
            <text:p>C+</text:p>
          </table:table-cell>
          <table:table-cell office:value-type="string">
            <text:p>B</text:p>
          </table:table-cell>
          <table:table-cell table:number-columns-repeated="4"/>
          <table:table-cell table:style-name="ce9"/>
          <table:table-cell/>
          <table:table-cell table:style-name="ce5" office:value-type="float" office:value="41">
            <text:p>41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7] + [.O17] + [.V17] + [.Z17]" office:value-type="float" office:value="0">
            <text:p>0.00000</text:p>
          </table:table-cell>
          <table:table-cell table:style-name="ce17" table:formula="of:=IF([.AB17]&gt;=0.9875;&quot;A+&quot;;  IF([.AB17]&gt;=0.94; &quot;A&quot;; IF([.AB17]&gt;=0.9; &quot;A-&quot;; IF([.AB17]&gt;=0.87; &quot;B+&quot;; IF([.AB17]&gt;=0.84;&quot;B&quot;; IF([.AB17]&gt;=0.8; &quot;B-&quot;; IF([.AB17]&gt;=0.77; &quot;C+&quot;; IF([.AB17]&gt;=0.74;&quot;C&quot;; IF([.AB17]&gt;=0.7; &quot;C-&quot;; IF([.AB17]&gt;=0.67; &quot;D+&quot;; IF([.AB17]&gt;=0.64;&quot;D&quot;; IF([.AB17]&gt;=0.6; &quot;D-&quot;; &quot;F&quot;))))))))))))" office:value-type="string" office:string-value="F">
            <text:p>F</text:p>
          </table:table-cell>
          <table:table-cell table:style-name="ce19" table:formula="of:=VLOOKUP([.AC17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Luke Smith</text:p>
          </table:table-cell>
          <table:table-cell office:value-type="string">
            <text:p>B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number-columns-repeated="5"/>
          <table:table-cell table:style-name="ce9"/>
          <table:table-cell/>
          <table:table-cell table:style-name="ce5" office:value-type="float" office:value="36">
            <text:p>3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18] + [.O18] + [.V18] + [.Z18]" office:value-type="float" office:value="0">
            <text:p>0.00000</text:p>
          </table:table-cell>
          <table:table-cell table:style-name="ce17" table:formula="of:=IF([.AB18]&gt;=0.9875;&quot;A+&quot;;  IF([.AB18]&gt;=0.94; &quot;A&quot;; IF([.AB18]&gt;=0.9; &quot;A-&quot;; IF([.AB18]&gt;=0.87; &quot;B+&quot;; IF([.AB18]&gt;=0.84;&quot;B&quot;; IF([.AB18]&gt;=0.8; &quot;B-&quot;; IF([.AB18]&gt;=0.77; &quot;C+&quot;; IF([.AB18]&gt;=0.74;&quot;C&quot;; IF([.AB18]&gt;=0.7; &quot;C-&quot;; IF([.AB18]&gt;=0.67; &quot;D+&quot;; IF([.AB18]&gt;=0.64;&quot;D&quot;; IF([.AB18]&gt;=0.6; &quot;D-&quot;; &quot;F&quot;))))))))))))" office:value-type="string" office:string-value="F">
            <text:p>F</text:p>
          </table:table-cell>
          <table:table-cell table:style-name="ce19" table:formula="of:=VLOOKUP([.AC18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Adam Wechter</text:p>
          </table:table-cell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7" office:value-type="string">
            <text:p>F</text:p>
          </table:table-cell>
          <table:table-cell table:number-columns-repeated="5"/>
          <table:table-cell table:style-name="ce9"/>
          <table:table-cell/>
          <table:table-cell table:style-name="ce5" office:value-type="float" office:value="42">
            <text:p>42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2">
          <table:table-cell office:value-type="string">
            <text:p>Michael Weisman</text:p>
          </table:table-cell>
          <table:table-cell office:value-type="string">
            <text:p>A+</text:p>
          </table:table-cell>
          <table:table-cell office:value-type="string">
            <text:p>IN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50">
            <text:p>50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0] + [.O20] + [.V20] + [.Z20]" office:value-type="float" office:value="0">
            <text:p>0.00000</text:p>
          </table:table-cell>
          <table:table-cell table:style-name="ce17" table:formula="of:=IF([.AB20]&gt;=0.9875;&quot;A+&quot;;  IF([.AB20]&gt;=0.94; &quot;A&quot;; IF([.AB20]&gt;=0.9; &quot;A-&quot;; IF([.AB20]&gt;=0.87; &quot;B+&quot;; IF([.AB20]&gt;=0.84;&quot;B&quot;; IF([.AB20]&gt;=0.8; &quot;B-&quot;; IF([.AB20]&gt;=0.77; &quot;C+&quot;; IF([.AB20]&gt;=0.74;&quot;C&quot;; IF([.AB20]&gt;=0.7; &quot;C-&quot;; IF([.AB20]&gt;=0.67; &quot;D+&quot;; IF([.AB20]&gt;=0.64;&quot;D&quot;; IF([.AB20]&gt;=0.6; &quot;D-&quot;; &quot;F&quot;))))))))))))" office:value-type="string" office:string-value="F">
            <text:p>F</text:p>
          </table:table-cell>
          <table:table-cell table:style-name="ce19" table:formula="of:=VLOOKUP([.AC20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office:value-type="string">
            <text:p>Willem Yarbrough</text:p>
          </table:table-cell>
          <table:table-cell office:value-type="string">
            <text:p>A</text:p>
          </table:table-cell>
          <table:table-cell table:style-name="ce6"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9"/>
          <table:table-cell/>
          <table:table-cell table:style-name="ce5" office:value-type="float" office:value="46">
            <text:p>46</text:p>
          </table:table-cell>
          <table:table-cell table:style-name="ce5" table:number-columns-repeated="2"/>
          <table:table-cell table:style-name="ce9"/>
          <table:table-cell/>
          <table:table-cell table:style-name="ce5" table:number-columns-repeated="3"/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9"/>
          <table:table-cell/>
          <table:table-cell table:style-name="ce5" table:number-columns-repeated="2"/>
          <table:table-cell table:style-name="ce9"/>
          <table:table-cell/>
          <table:table-cell table:style-name="ce16" table:formula="of:=[.J21] + [.O21] + [.V21] + [.Z21]" office:value-type="float" office:value="0">
            <text:p>0.00000</text:p>
          </table:table-cell>
          <table:table-cell table:style-name="ce17" table:formula="of:=IF([.AB21]&gt;=0.9875;&quot;A+&quot;;  IF([.AB21]&gt;=0.94; &quot;A&quot;; IF([.AB21]&gt;=0.9; &quot;A-&quot;; IF([.AB21]&gt;=0.87; &quot;B+&quot;; IF([.AB21]&gt;=0.84;&quot;B&quot;; IF([.AB21]&gt;=0.8; &quot;B-&quot;; IF([.AB21]&gt;=0.77; &quot;C+&quot;; IF([.AB21]&gt;=0.74;&quot;C&quot;; IF([.AB21]&gt;=0.7; &quot;C-&quot;; IF([.AB21]&gt;=0.67; &quot;D+&quot;; IF([.AB21]&gt;=0.64;&quot;D&quot;; IF([.AB21]&gt;=0.6; &quot;D-&quot;; &quot;F&quot;))))))))))))" office:value-type="string" office:string-value="F">
            <text:p>F</text:p>
          </table:table-cell>
          <table:table-cell table:style-name="ce19" table:formula="of:=VLOOKUP([.AC21]; [.$AI$2:.$AJ$14]; 2; 0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4"/>
          <table:table-cell table:style-name="ce5" table:number-columns-repeated="2"/>
          <table:table-cell table:number-columns-repeated="6"/>
          <table:table-cell table:style-name="ce17" table:formula="of:=AVERAGE([.AB2:.AB18])" office:value-type="float" office:value="0">
            <text:p>0</text:p>
          </table:table-cell>
          <table:table-cell table:style-name="ce14"/>
          <table:table-cell table:style-name="ce17" table:formula="of:=AVERAGE([.AD2:.AD21])" office:value-type="float" office:value="0">
            <text:p>0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/>
          <table:table-cell table:style-name="ce5" table:formula="of:=AVERAGE([.L2:.L21]) / 50" office:value-type="float" office:value="0.85">
            <text:p>0.85</text:p>
          </table:table-cell>
          <table:table-cell table:number-columns-repeated="2"/>
          <table:table-cell table:style-name="ce10"/>
          <table:table-cell table:number-columns-repeated="1003"/>
        </table:table-row>
        <table:table-row table:style-name="ro1" table:number-rows-repeated="3">
          <table:table-cell table:number-columns-repeated="9"/>
          <table:table-cell table:style-name="ce10"/>
          <table:table-cell table:number-columns-repeated="4"/>
          <table:table-cell table:style-name="ce10"/>
          <table:table-cell table:number-columns-repeated="1003"/>
        </table:table-row>
        <table:table-row table:style-name="ro1">
          <table:table-cell table:number-columns-repeated="9"/>
          <table:table-cell table:style-name="ce10"/>
          <table:table-cell table:number-columns-repeated="1008"/>
        </table:table-row>
        <table:table-row table:style-name="ro1" table:number-rows-repeated="1048547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 style:data-style-name="N2" text:time-value="0000-00-00T07:52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3-03T14:20:10</dc:date>
    <dc:creator>Gregory Kapfhammer</dc:creator>
    <meta:editing-duration>P17DT4H59M14S</meta:editing-duration>
    <meta:editing-cycles>233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356" meta:object-count="0"/>
  </office:meta>
</office:document-meta>
</file>